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style:style>
    <style:style style:name="P6" style:family="paragraph" style:parent-style-name="Standard">
      <style:paragraph-properties fo:text-align="center" style:justify-single-word="false"/>
      <style:text-properties fo:font-size="12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2.25pt" style:font-size-complex="14pt"/>
    </style:style>
    <style:style style:name="T1" style:family="text">
      <style:text-properties style:font-size-asian="12pt" style:font-size-complex="12pt"/>
    </style:style>
    <style:style style:name="T2" style:family="text">
      <style:text-properties style:font-size-asian="10.5pt" style:font-size-complex="12pt"/>
    </style:style>
    <style:style style:name="T3"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lude from phoenix investigation</text:p>
      <text:p text:style-name="P2">This campaign is timeline driven. Events will happen around the PC's who of course may influence the outcome. </text:p>
      <text:p text:style-name="P2"/>
      <text:p text:style-name="P1">The Destruction of Omitkiv</text:p>
      <text:p text:style-name="P2">Game begins on Omitkiv station. Characters will start by going about their normal lives. Depending on what the character is doing this day determines exactly how the following is played out. Because of the number of variables involved the GM the following will be highly cinematic and the GM will need to fill in the details. The day begins normally, sometime in the morning a fang-el scoutship flies in, transmits an encoded message to all other fang-el ships in the area and leaves. All fang-el ships capable of doing so then leave as fast as they can. About 15 minutes later a skernaa fleet flies in and begins to attack. The Omitkiv has some armaments on it to fight with but is hopelessly outgunned, as soon as the fleet arrives a general announcement will be broadcast stating that the station is under attack and any mercenary that assists in successfully defending the station will be rewarded, anyone wishing to assist in the battle should either report to an Station security office or (if volunteering a ship) coordinate battle tactics with station command. The Skernaa will use ship2ship weapons only and will not bother with boarding tactics. Although the skernaa will try to prevent ships from deploying their SDS they will not leave the vicinity of the station so a ship can escape the battle by using sub-light drives until they are far enough away then deploy the SDS. Regardless of what the characters do the Omitkiv will eventually become critically hit and start to come apart. The battle is hopeless and the scenario is 'won' by escaping the station and leaving the star system. There are many ways the characters can make it off the station, if they were already on a starship when the battle occurred then they will simply leave when that ship does. The players may also try to obtain passage on or simply steal a ship docked when the Omitkiv is attacked. The Omitkiv has various escape pods they can use and once critically hit will be prompted to go to them (though they could have been used previously). Escape pods have room for 1 individual each. The escape pods are launched away from the station at a speed equivalent to 1G. There is an emergency rocket boost which the player can activate that gives 6G's of acceleration for ten minutes (2 space rounds). Any players that successfully escape from the battlezone in an escape pod will be picked up by a random starship. If players participated in the phoenix investigation then the Skolto will still be docked and the owner of the ship will be willing to help the characters for free. The players may not necessarily be together after this.</text:p>
      <text:p text:style-name="P2"/>
      <text:p text:style-name="P1">Flight from Omitkiv</text:p>
      <text:p text:style-name="P5"><text:span text:style-name="T1">Most of the ships leaving Omitkiv head to Sekvanta which is the nearest major system located about 6ly away. Many of the ships are close enough to each other to be able to keep track of each other during this flight. On the second day of the flight the ships the players are on will detect a vessel floating adrift. Any ships the characters are on (but crewed by NPC's) will stop to investigate. It will be identified as the Oereppis and another refugee from Omitkiv, she is a long range scout ship, with minimal weapons. If players investigate they will find that the crew of the Oereppis was killed due to a life support malfunction resulting from battle damage with the Skernaa, the ship is intact and has no other serious problems. The characters may choose to take the ship for themselves. </text:span><text:span text:style-name="T2">The day after the destruction of Omitkiv the Skernaa fleet will leave to attack Sekvanta. They will make average flight speed and arrive in Sekvanta 6 days later. Depending on how well the players fly the ship the Skernaa may arrive before them but assuming average rolls the players should have one day after reaching Sekvanta before the Skernaa attack again. If the players spend too much time investigating or repairing the Oereppis then the Skernaa may come upon them in deep space. <text:s/>The Sekvanta system has one habitable planet which </text:span><text:soft-page-break/><text:span text:style-name="T2">is populated primarily by Sztaki. The planet has a space dock and a military station in orbit around it. There are also a number of other space stations in orbit around the star and the 6 gas giant planets in the system for research and mining purposes. The Sekvanta system will be aware of what happened in Omitkiv and be trying to organize refugees and hire mercenaries to help defend them against a possible Skernaa attack. </text:span></text:p>
      <text:p text:style-name="P5"><text:span text:style-name="T2"/></text:p>
      <text:p text:style-name="P6"><text:span text:style-name="T2"/></text:p>
      <text:p text:style-name="P1">Battle for Sekvanta</text:p>
      <text:p text:style-name="P4">The Skernaa fleet from Omitkiv will arrive in the vicinity of the outermost gas giant planet. They will immediately launch (nuclear?) devices at the refinery station orbiting it and destroy it. They will then work their way towards the next closest station. The Sekvanta security force will confirm this is the entire fleet that attacked Omitkiv and that they have superior firepower to destroy them. The security force will attempt to intercept the fleet before they get in range of the planet. About 3d6+10 minutes after the security force and the Skernaa fleet start fighting each other a 2<text:span text:style-name="T3">nd</text:span> Skernaa fleet arrives in orbit around the planet and begins attacking it. The 2<text:span text:style-name="T3">nd</text:span> fleet is even larger then the first and proceeds to bombard the planet. The first Skernaa fleet will try to prevent the security force ships from returning to protect the planet. Once the planet is sterilized both fleets will try to disengage and leave the system. </text:p>
      <text:p text:style-name="P4"/>
      <text:p text:style-name="P8">Search for Answers</text:p>
      <text:p text:style-name="P4">Assuming the players have their own ship they will be offered a job by the Sekvanta security force appropriate to their ship type that takes them out of the star system. If they have a scout ship (most likely) they will be sent on a scouting mission, if they have a freighter they will be sent for supplies, if they have a warship they will be offered bounties on Skernaa ships. </text:p>
      <text:p text:style-name="P4"/>
      <text:p text:style-name="P4"/>
      <text:p text:style-name="P8">Long term</text:p>
      <text:p text:style-name="P4">While the players are away the Skernaa fleet will return to finish off the Sekvanta system. Players will join refugees from both system. The invasion will eventually reach the Sztaki homeworld (closest known homeworld to Omitkiv) which will be attacked. The entire homeworld of the Sztaki will be destroyed by a superweapon during the battle. As races continue to fall to the new Skernaa empire a mass exodus leaving the star cluster will resul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7-06-05T21:37:53</meta:creation-date>
    <dc:creator>kevin</dc:creator>
    <dc:date>2008-11-18T15:58:39</dc:date>
    <dc:language>en-US</dc:language>
    <meta:editing-cycles>11</meta:editing-cycles>
    <meta:editing-duration>PT7H47M8S</meta:editing-duration>
    <meta:user-defined meta:name="Info 1"/>
    <meta:user-defined meta:name="Info 2"/>
    <meta:user-defined meta:name="Info 3"/>
    <meta:user-defined meta:name="Info 4"/>
    <meta:document-statistic meta:table-count="0" meta:image-count="0" meta:object-count="0" meta:page-count="2" meta:paragraph-count="12" meta:word-count="1112" meta:character-count="6387"/>
  </office:meta>
</office:document-meta>
</file>